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340000034D66E026284236E92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109cm" draw:transform="rotate (1.5707963267949) translate (5.636cm 24.515cm)">
          <draw:image xlink:href="Pictures/10000000000006340000034D66E026284236E929.jpg" xlink:type="simple" xlink:show="embed" xlink:actuate="onLoad" loext:mime-type="image/jpeg">
            <text:p/>
          </draw:image>
        </draw:frame>
        <draw:frame draw:style-name="gr1" draw:text-style-name="P1" draw:layer="layout" svg:width="28.667cm" svg:height="15.253cm" draw:transform="rotate (1.5707963267949) translate (0.492cm 24.515cm)">
          <draw:image xlink:href="Pictures/10000000000006340000034D66E026284236E929.jpg" xlink:type="simple" xlink:show="embed" xlink:actuate="onLoad" loext:mime-type="image/jpeg">
            <text:p/>
          </draw:image>
        </draw:frame>
        <draw:frame draw:style-name="gr1" draw:text-style-name="P1" draw:layer="layout" svg:width="34.848cm" svg:height="18.542cm" draw:transform="rotate (1.5707963267949) translate (1.381cm 30.641cm)">
          <draw:image xlink:href="Pictures/10000000000006340000034D66E026284236E929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6T10:13:30.951678056</dc:date>
    <meta:editing-duration>PT3M50S</meta:editing-duration>
    <meta:editing-cycles>6</meta:editing-cycles>
    <meta:generator>LibreOffice/6.4.4.2$Linux_X86_64 LibreOffice_project/40$Build-2</meta:generator>
    <meta:print-date>2020-07-07T18:46:45.259951840</meta:print-date>
    <meta:document-statistic meta:object-count="3"/>
  </office:meta>
</office:document-meta>
</file>